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05cm" fo:break-before="auto" style:use-optimal-row-height="true"/>
    </style:style>
    <style:style style:name="ro5" style:family="table-row">
      <style:table-row-properties style:row-height="1.023cm" fo:break-before="auto" style:use-optimal-row-height="true"/>
    </style:style>
    <style:style style:name="ta1" style:family="table" style:master-page-name="PageStyle_5f_BBK_20_Checklist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28">
      <style:table-cell-properties style:rotation-align="none"/>
    </style:style>
    <style:style style:name="ce5" style:family="table-cell" style:parent-style-name="Default" style:data-style-name="N12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e699" style:rotation-align="none"/>
    </style:style>
    <style:style style:name="ce7" style:family="table-cell" style:parent-style-name="Default">
      <style:map style:condition="cell-content()&lt;0" style:apply-style-name="ConditionalStyle_5f_10" style:base-cell-address="'BBK Checkliste'.E5"/>
      <style:map style:condition="cell-content()&gt;=0" style:apply-style-name="ConditionalStyle_5f_7" style:base-cell-address="'BBK Checkliste'.E5"/>
    </style:style>
    <style:style style:name="ce8" style:family="table-cell" style:parent-style-name="Default">
      <style:map style:condition="cell-content()&lt;0" style:apply-style-name="ConditionalStyle_5f_1" style:base-cell-address="'BBK Checkliste'.E8"/>
      <style:map style:condition="cell-content()&gt;=0" style:apply-style-name="ConditionalStyle_5f_2" style:base-cell-address="'BBK Checkliste'.E8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BK Checklis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BBK Checkliste</text:p>
          </table:table-cell>
          <table:table-cell table:style-name="ce1"/>
          <table:table-cell table:number-columns-repeated="62"/>
        </table:table-row>
        <table:table-row table:style-name="ro2">
          <table:table-cell office:value-type="string" calcext:value-type="string">
            <text:p>Anzahl Personen: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ge: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Getränke</text:p>
          </table:table-cell>
          <table:table-cell table:style-name="ce2" office:value-type="string" calcext:value-type="string">
            <text:p>Pro Person und Tag</text:p>
          </table:table-cell>
          <table:table-cell table:style-name="ce2" office:value-type="string" calcext:value-type="string">
            <text:p>Soll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string" calcext:value-type="string">
            <text:p>Delta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2L pro Tag und Person</text:p>
          </table:table-cell>
          <table:table-cell table:style-name="ce4" office:value-type="float" office:value="2" calcext:value-type="float">
            <text:p>2,00 Liter</text:p>
          </table:table-cell>
          <table:table-cell table:formula="of:=[.B5]*personen*tage" office:value-type="float" office:value="80" calcext:value-type="float">
            <text:p>80</text:p>
          </table:table-cell>
          <table:table-cell table:style-name="ce6"/>
          <table:table-cell table:style-name="ce7" table:formula="of:=[.D5]-[.C5]" office:value-type="float" office:value="-80" calcext:value-type="float">
            <text:p>-8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Lebensmittel</text:p>
          </table:table-cell>
          <table:table-cell table:style-name="ce2" table:number-columns-repeated="4"/>
          <table:table-cell table:number-columns-repeated="59"/>
        </table:table-row>
        <table:table-row table:style-name="ro4">
          <table:table-cell table:style-name="ce3" office:value-type="string" calcext:value-type="string">
            <text:p>Getreide Getreideprodukte Brot,</text:p>
            <text:p>Kartoffeln, Nudeln, Reis</text:p>
          </table:table-cell>
          <table:table-cell table:style-name="ce5" table:formula="of:=3.5/10" office:value-type="float" office:value="0.35" calcext:value-type="float">
            <text:p>0,35 kg</text:p>
          </table:table-cell>
          <table:table-cell table:style-name="ce5" table:formula="of:=[.B8]*personen*tage" office:value-type="float" office:value="14" calcext:value-type="float">
            <text:p>14,00 kg</text:p>
          </table:table-cell>
          <table:table-cell table:style-name="ce6"/>
          <table:table-cell table:style-name="ce8" table:formula="of:=[.D8]-[.C8]" office:value-type="float" office:value="-14" calcext:value-type="float">
            <text:p>-14</text:p>
          </table:table-cell>
          <table:table-cell table:number-columns-repeated="59"/>
        </table:table-row>
        <table:table-row table:style-name="ro5">
          <table:table-cell table:style-name="ce3" office:value-type="string" calcext:value-type="string">
            <text:p>Gemüse, Hülsenfrüchte</text:p>
          </table:table-cell>
          <table:table-cell table:style-name="ce5" table:formula="of:=4/10" office:value-type="float" office:value="0.4" calcext:value-type="float">
            <text:p>0,40 kg</text:p>
          </table:table-cell>
          <table:table-cell table:style-name="ce5" table:formula="of:=[.B9]*personen*tage" office:value-type="float" office:value="16" calcext:value-type="float">
            <text:p>16,00 kg</text:p>
          </table:table-cell>
          <table:table-cell table:style-name="ce6"/>
          <table:table-cell table:style-name="ce8" table:formula="of:=[.D9]-[.C9]" office:value-type="float" office:value="-16" calcext:value-type="float">
            <text:p>-1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bst, Nüsse</text:p>
          </table:table-cell>
          <table:table-cell table:style-name="ce5" table:formula="of:=2.5/10" office:value-type="float" office:value="0.25" calcext:value-type="float">
            <text:p>0,25 kg</text:p>
          </table:table-cell>
          <table:table-cell table:style-name="ce5" table:formula="of:=[.B10]*personen*tage" office:value-type="float" office:value="10" calcext:value-type="float">
            <text:p>10,00 kg</text:p>
          </table:table-cell>
          <table:table-cell table:style-name="ce6"/>
          <table:table-cell table:style-name="ce8" table:formula="of:=[.D10]-[.C10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ilch, Milchprodukte</text:p>
          </table:table-cell>
          <table:table-cell table:style-name="ce5" table:formula="of:=2.6/10" office:value-type="float" office:value="0.26" calcext:value-type="float">
            <text:p>0,26 kg</text:p>
          </table:table-cell>
          <table:table-cell table:style-name="ce5" table:formula="of:=[.B11]*personen*tage" office:value-type="float" office:value="10.4" calcext:value-type="float">
            <text:p>10,40 kg</text:p>
          </table:table-cell>
          <table:table-cell table:style-name="ce6"/>
          <table:table-cell table:style-name="ce8" table:formula="of:=[.D11]-[.C11]" office:value-type="float" office:value="-10.4" calcext:value-type="float">
            <text:p>-10,4</text:p>
          </table:table-cell>
          <table:table-cell table:number-columns-repeated="59"/>
        </table:table-row>
        <table:table-row table:style-name="ro5">
          <table:table-cell table:style-name="ce3" office:value-type="string" calcext:value-type="string">
            <text:p>Fisch, Fleisch, </text:p>
            <text:p>Eier, bzw. Volleipulver</text:p>
          </table:table-cell>
          <table:table-cell table:style-name="ce5" table:formula="of:=1.5/10" office:value-type="float" office:value="0.15" calcext:value-type="float">
            <text:p>0,15 kg</text:p>
          </table:table-cell>
          <table:table-cell table:style-name="ce5" table:formula="of:=[.B12]*personen*tage" office:value-type="float" office:value="6" calcext:value-type="float">
            <text:p>6,00 kg</text:p>
          </table:table-cell>
          <table:table-cell table:style-name="ce6"/>
          <table:table-cell table:style-name="ce8" table:formula="of:=[.D12]-[.C12]" office:value-type="float" office:value="-6" calcext:value-type="float">
            <text:p>-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ette, Öle</text:p>
          </table:table-cell>
          <table:table-cell table:style-name="ce5" table:formula="of:=0.357/10" office:value-type="float" office:value="0.0357" calcext:value-type="float">
            <text:p>0,04 kg</text:p>
          </table:table-cell>
          <table:table-cell table:style-name="ce5" table:formula="of:=[.B13]*personen*tage" office:value-type="float" office:value="1.428" calcext:value-type="float">
            <text:p>1,43 kg</text:p>
          </table:table-cell>
          <table:table-cell table:style-name="ce6"/>
          <table:table-cell table:style-name="ce8" table:formula="of:=[.D13]-[.C13]" office:value-type="float" office:value="-1.428" calcext:value-type="float">
            <text:p>-1,428</text:p>
          </table:table-cell>
          <table:table-cell table:number-columns-repeated="59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BBK Checkliste'.E5:'BBK Checkliste'.E5">
            <calcext:condition calcext:apply-style-name="ConditionalStyle_10" calcext:value="&lt;0" calcext:base-cell-address="'BBK Checkliste'.E5"/>
            <calcext:condition calcext:apply-style-name="ConditionalStyle_7" calcext:value="&gt;=0" calcext:base-cell-address="'BBK Checkliste'.E5"/>
          </calcext:conditional-format>
          <calcext:conditional-format calcext:target-range-address="'BBK Checkliste'.E8:'BBK Checkliste'.E13">
            <calcext:condition calcext:apply-style-name="ConditionalStyle_1" calcext:value="&lt;0" calcext:base-cell-address="'BBK Checkliste'.E8"/>
            <calcext:condition calcext:apply-style-name="ConditionalStyle_2" calcext:value="&gt;=0" calcext:base-cell-address="'BBK Checkliste'.E8"/>
          </calcext:conditional-format>
        </calcext:conditional-formats>
      </table:table>
      <table:named-expressions>
        <table:named-range table:name="personen" table:base-cell-address="$'BBK Checkliste'.$A$1" table:cell-range-address="$'BBK Checkliste'.$C$2"/>
        <table:named-range table:name="tage" table:base-cell-address="$'BBK Checkliste'.$A$1" table:cell-range-address="$'BBK Checkliste'.$C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2" number:min-decimal-places="2" number:min-integer-digits="1"/>
      <number:text> Liter</number:text>
    </number:number-style>
    <number:number-style style:name="N129">
      <number:number number:decimal-places="2" number:min-decimal-places="2" number:min-integer-digits="1"/>
      <number:text> kg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00b050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BK_20_Checkliste" style:display-name="PageStyle_BBK Checkli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chnitzler, Marc (SFS IT&amp;CYS APM)</meta:initial-creator>
    <meta:creation-date>2022-10-10T09:18:51</meta:creation-date>
    <dc:date>2022-10-10T13:44:45.026675134</dc:date>
    <meta:editing-duration>PT34S</meta:editing-duration>
    <meta:generator>LibreOffice/7.0.3.1$MacOSX_X86_64 LibreOffice_project/d7547858d014d4cf69878db179d326fc3483e082</meta:generator>
    <meta:editing-cycles>1</meta:editing-cycles>
    <meta:document-statistic meta:table-count="1" meta:cell-count="39" meta:object-count="0"/>
    <meta:user-defined meta:name="AppVersion">16.0300</meta:user-defined>
    <meta:user-defined meta:name="DocSecurity" meta:value-type="float">0</meta:user-defined>
    <meta:user-defined meta:name="Document_Confidentiality">Restricted</meta:user-defined>
    <meta:user-defined meta:name="HyperlinksChanged" meta:value-type="boolean">false</meta:user-defined>
    <meta:user-defined meta:name="LinksUpToDate" meta:value-type="boolean">false</meta:user-defined>
    <meta:user-defined meta:name="MSIP_Label_9d258917-277f-42cd-a3cd-14c4e9ee58bc_ActionId" meta:value-type="string">49628ca2-6d32-42f1-a992-4b99f4847471</meta:user-defined>
    <meta:user-defined meta:name="MSIP_Label_9d258917-277f-42cd-a3cd-14c4e9ee58bc_ContentBits" meta:value-type="string">0</meta:user-defined>
    <meta:user-defined meta:name="MSIP_Label_9d258917-277f-42cd-a3cd-14c4e9ee58bc_Enabled" meta:value-type="string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2-10-10T09:34:40Z</meta:user-defined>
    <meta:user-defined meta:name="MSIP_Label_9d258917-277f-42cd-a3cd-14c4e9ee58bc_SiteId" meta:value-type="string">38ae3bcd-9579-4fd4-adda-b42e1495d55a</meta:user-defined>
    <meta:user-defined meta:name="ScaleCrop" meta:value-type="boolean">false</meta:user-defined>
    <meta:user-defined meta:name="ShareDoc" meta:value-type="boolean">false</meta:user-defined>
  </office:meta>
</office:document-meta>
</file>